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00000005A0A39277C94BA09F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cdd9" officeooo:paragraph-rsid="001fcd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20.75cm" svg:height="11.672cm" draw:z-index="0"><draw:image xlink:href="Pictures/1000020100000A00000005A0A39277C94BA09F66.png" xlink:type="simple" xlink:show="embed" xlink:actuate="onLoad" loext:mime-type="image/png"/></draw:frame></text:p>
      <text:p text:style-name="P1">(O módulo termcolor tem o mesmo objetivo e é mais fácil de us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8:47.423000000</meta:creation-date>
    <dc:date>2018-01-30T14:23:04.786000000</dc:date>
    <meta:editing-duration>PT19M38S</meta:editing-duration>
    <meta:editing-cycles>2</meta:editing-cycles>
    <meta:generator>LibreOffice/5.4.4.2$Windows_X86_64 LibreOffice_project/2524958677847fb3bb44820e40380acbe820f960</meta:generator>
    <meta:document-statistic meta:table-count="0" meta:image-count="1" meta:object-count="0" meta:page-count="1" meta:paragraph-count="1" meta:word-count="13" meta:character-count="64" meta:non-whitespace-character-count="52"/>
  </office:meta>
</office:document-meta>
</file>